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c0e7" officeooo:paragraph-rsid="0018c0e7"/>
    </style:style>
    <style:style style:name="P2" style:family="paragraph" style:parent-style-name="Standard">
      <style:text-properties officeooo:rsid="001a9fe5" officeooo:paragraph-rsid="001a9fe5"/>
    </style:style>
    <style:style style:name="P3" style:family="paragraph" style:parent-style-name="Standard">
      <style:text-properties officeooo:paragraph-rsid="001a9fe5"/>
    </style:style>
    <style:style style:name="P4" style:family="paragraph" style:parent-style-name="Standard">
      <style:text-properties officeooo:paragraph-rsid="001adff2"/>
    </style:style>
    <style:style style:name="P5" style:family="paragraph" style:parent-style-name="Standard">
      <style:text-properties fo:font-weight="bold" officeooo:rsid="001a9fe5" officeooo:paragraph-rsid="001a9fe5" style:font-weight-asian="bold" style:font-weight-complex="bold"/>
    </style:style>
    <style:style style:name="P6" style:family="paragraph" style:parent-style-name="Standard">
      <style:text-properties fo:font-weight="bold" officeooo:rsid="001adff2" officeooo:paragraph-rsid="001adff2" style:font-weight-asian="bold" style:font-weight-complex="bold"/>
    </style:style>
    <style:style style:name="P7" style:family="paragraph" style:parent-style-name="Standard">
      <style:text-properties fo:font-weight="bold" officeooo:rsid="001d8e71" officeooo:paragraph-rsid="001d8e71" style:font-weight-asian="bold" style:font-weight-complex="bold"/>
    </style:style>
    <style:style style:name="P8" style:family="paragraph" style:parent-style-name="Standard">
      <style:text-properties fo:font-weight="bold" officeooo:rsid="0018c0e7" officeooo:paragraph-rsid="0018c0e7" style:font-weight-asian="bold" style:font-weight-complex="bold"/>
    </style:style>
    <style:style style:name="P9" style:family="paragraph" style:parent-style-name="Standard">
      <style:text-properties officeooo:rsid="001adff2" officeooo:paragraph-rsid="001adff2"/>
    </style:style>
    <style:style style:name="P10" style:family="paragraph" style:parent-style-name="Standard">
      <style:text-properties officeooo:rsid="001be68c" officeooo:paragraph-rsid="001be68c"/>
    </style:style>
    <style:style style:name="T1" style:family="text">
      <style:text-properties officeooo:rsid="00184721"/>
    </style:style>
    <style:style style:name="T2" style:family="text">
      <style:text-properties officeooo:rsid="001a9fe5"/>
    </style:style>
    <style:style style:name="T3" style:family="text">
      <style:text-properties officeooo:rsid="001adff2"/>
    </style:style>
    <style:style style:name="T4" style:family="text">
      <style:text-properties officeooo:rsid="001be68c"/>
    </style:style>
    <style:style style:name="T5" style:family="text">
      <style:text-properties officeooo:rsid="001d8e71"/>
    </style:style>
    <style:style style:name="T6" style:family="text">
      <style:text-properties officeooo:rsid="001f7691"/>
    </style:style>
    <style:style style:name="T7" style:family="text">
      <style:text-properties fo:font-weight="bold" officeooo:rsid="001f7691" style:font-weight-asian="bold" style:font-weight-complex="bold"/>
    </style:style>
    <style:style style:name="T8" style:family="text">
      <style:text-properties officeooo:rsid="0020b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/ Un grep des preuves dans crimescene :</text:p>
      <text:p text:style-name="Standard">/Day01/ex03/Murder_in_terminal_city/mystery$ grep CLUE crimescene</text:p>
      <text:p text:style-name="Standard"><text:s/><text:span text:style-name="T7">2/Rechercher les personnes qui ont des cartes de membres et faire un grep des 2 résultats :</text:span></text:p>
      <text:p text:style-name="Standard">grep -f AAA Delta_SkyMiles &gt; preuve1</text:p>
      <text:p text:style-name="Standard">grep -f Museum_of_Bash_History Terminal_City_Library <text:s/><text:span text:style-name="T1">&gt; Preuve2</text:span></text:p>
      <text:p text:style-name="Standard">grep -f Preuve1 Preuve2 <text:span text:style-name="T8">= preuve3 </text:span></text:p>
      <text:p text:style-name="P1"/>
      <text:p text:style-name="P8"><text:span text:style-name="T6">3/ </text:span>Trouver l’<text:span text:style-name="T2">interview d’</text:span>Annabel</text:p>
      <text:p text:style-name="Standard">/Day01/ex03/Murder_in_terminal_city/mystery$ grep Annabel people</text:p>
      <text:p text:style-name="P2">Résultat 2 adresses de 2 Annabel</text:p>
      <text:p text:style-name="P2"/>
      <text:p text:style-name="P5"><text:span text:style-name="T6">4/</text:span>Rechercher les adresses dans interviews</text:p>
      <text:p text:style-name="P3"><text:span text:style-name="T2">c</text:span>at Hart_Place | grep INTER </text:p>
      <text:p text:style-name="P4">cat interview-47246024<text:span text:style-name="T3">=</text:span> Ms. Sun has brown hair and is not from New Zealand. <text:s/>Not the witness from the cafe</text:p>
      <text:p text:style-name="P4"><text:span text:style-name="T3">ce n’est pas la bonne Annabel car elle a les cheveux brun</text:span></text:p>
      <text:p text:style-name="P3"/>
      <text:p text:style-name="P3">cat Buckingham_Place | grep INTER</text:p>
      <text:p text:style-name="P3"/>
      <text:p text:style-name="P3">cat interview-699607<text:span text:style-name="T3">=Ms. Church at 2:04 pm. <text:s/>Witness stated that she did not see anyone she could identify as the shooter, that she ran away as soon as the shots were fired.</text:span></text:p>
      <text:p text:style-name="P3"/>
      <text:p text:style-name="P3">However, she reports seeing the car that fled the scene. <text:s/>Describes it as a blue Honda, with a license plate that starts with "L337" and ends with "9"</text:p>
      <text:p text:style-name="P3"/>
      <text:p text:style-name="P6"><text:span text:style-name="T6">5/</text:span>Rechercher une voiture</text:p>
      <text:p text:style-name="P9">blue Honda, with a license plate that starts with "L337" and ends with "9"</text:p>
      <text:p text:style-name="P9"/>
      <text:p text:style-name="P9">cat matricule | grep -a5 Honda <text:span text:style-name="T4">= Liste suspect</text:span></text:p>
      <text:p text:style-name="P10">J’ai comparé la liste des suspects avec le dossier preuve3 </text:p>
      <text:p text:style-name="P10">Résultat : j’ai éliminé les femmes ainsi que la couleur et la marque <text:s/>de la voiture et aussi <text:s/><text:span text:style-name="T5">la taille de <text:s text:c="2"/>l’homme = Jeremy Bowers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2T09:20:29.447908294</meta:creation-date>
    <dc:date>2021-06-02T12:21:24.354458494</dc:date>
    <meta:editing-duration>PT9M24S</meta:editing-duration>
    <meta:editing-cycles>1</meta:editing-cycles>
    <meta:document-statistic meta:table-count="0" meta:image-count="0" meta:object-count="0" meta:page-count="1" meta:paragraph-count="21" meta:word-count="227" meta:character-count="1382" meta:non-whitespace-character-count="1163"/>
    <meta:generator>LibreOffice/6.0.3.2$Linux_X86_64 LibreOffice_project/00m0$Build-2</meta:generator>
  </office:meta>
</office:document-meta>
</file>